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e4e5f" officeooo:paragraph-rsid="001e4e5f"/>
    </style:style>
    <style:style style:name="P2" style:family="paragraph" style:parent-style-name="Standard">
      <style:text-properties style:text-underline-style="solid" style:text-underline-width="auto" style:text-underline-color="font-color" fo:font-weight="bold" officeooo:rsid="001e4e5f" officeooo:paragraph-rsid="001e4e5f" style:font-weight-asian="bold" style:font-weight-complex="bold"/>
    </style:style>
    <style:style style:name="P3" style:family="paragraph" style:parent-style-name="Standard">
      <style:text-properties officeooo:rsid="001fdec9" officeooo:paragraph-rsid="001fdec9"/>
    </style:style>
    <style:style style:name="P4" style:family="paragraph" style:parent-style-name="Standard">
      <style:text-properties officeooo:rsid="001e4e5f" officeooo:paragraph-rsid="001e4e5f"/>
    </style:style>
    <style:style style:name="P5" style:family="paragraph" style:parent-style-name="Standard">
      <style:text-properties officeooo:rsid="001e4e5f" officeooo:paragraph-rsid="00237c12"/>
    </style:style>
    <style:style style:name="P6" style:family="paragraph" style:parent-style-name="Standard">
      <style:text-properties officeooo:rsid="00202569" officeooo:paragraph-rsid="00202569"/>
    </style:style>
    <style:style style:name="P7" style:family="paragraph" style:parent-style-name="Standard">
      <style:text-properties fo:font-style="italic" officeooo:rsid="00202569" officeooo:paragraph-rsid="00202569" style:font-style-asian="italic" style:font-style-complex="italic"/>
    </style:style>
    <style:style style:name="P8" style:family="paragraph" style:parent-style-name="Standard">
      <style:text-properties officeooo:rsid="00255b78" officeooo:paragraph-rsid="00255b78"/>
    </style:style>
    <style:style style:name="P9" style:family="paragraph" style:parent-style-name="Standard">
      <style:text-properties fo:font-weight="bold" officeooo:rsid="00255b78" officeooo:paragraph-rsid="00255b78" style:font-weight-asian="bold" style:font-weight-complex="bold"/>
    </style:style>
    <style:style style:name="P10" style:family="paragraph" style:parent-style-name="Standard">
      <style:text-properties fo:font-weight="bold" officeooo:rsid="001fdec9" officeooo:paragraph-rsid="001fdec9"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237c12" style:font-style-asian="italic" style:font-style-complex="italic"/>
    </style:style>
    <style:style style:name="T3" style:family="text">
      <style:text-properties officeooo:rsid="002219af"/>
    </style:style>
    <style:style style:name="T4" style:family="text">
      <style:text-properties fo:font-weight="bold" officeooo:rsid="002219af" style:font-weight-asian="bold" style:font-weight-complex="bold"/>
    </style:style>
    <style:style style:name="T5" style:family="text">
      <style:text-properties officeooo:rsid="00237c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tGPT answers</text:p>
      <text:p text:style-name="P10"/>
      <text:p text:style-name="P10">Questions on embedding space and vectors in relation to Llms</text:p>
      <text:p text:style-name="P3"/>
      <text:p text:style-name="P1">Q: </text:p>
      <text:p text:style-name="P1">in embeddings in LLMs is one word = one token = one vlue</text:p>
      <text:p text:style-name="P1"/>
      <text:p text:style-name="P1">A:</text:p>
      <text:p text:style-name="P1">In language models like GPT-3, words are not represented as a single fixed-value token. Instead, words are typically represented by contextual embeddings, which are vectors of numerical values. Each word or subword is associated with a unique embedding vector, and the values in this vector capture the semantic and syntactic information of the word in the context of the surrounding words.</text:p>
      <text:p text:style-name="P1"/>
      <text:p text:style-name="P1">In the case of models like GPT-3, the embeddings are context-dependent, meaning they take into account the entire context of the sequence of words in which the word appears. This allows the model to capture complex linguistic patterns and relationships.</text:p>
      <text:p text:style-name="P1"/>
      <text:p text:style-name="P1">The term "token" in the context of language models often refers to the smallest unit that the model processes. In many cases, a token corresponds to a word or subword. However, the size of a token can vary, especially when subword tokenization is used. Subword tokenization breaks down words into smaller units, allowing the model to handle a larger vocabulary and to better generalize across different word forms.</text:p>
      <text:p text:style-name="P1"/>
      <text:p text:style-name="P1">So, in summary, in large language models like GPT-3, words are not represented by a single fixed value but rather by contextual embeddings, and the concept of a "token" refers to the smallest unit that the model processes, which can be a whole word or a subword.</text:p>
      <text:p text:style-name="P1"/>
      <text:p text:style-name="P1">Q:</text:p>
      <text:p text:style-name="P1">how an example of an embedding of a token</text:p>
      <text:p text:style-name="P1"/>
      <text:p text:style-name="P1">A:</text:p>
      <text:p text:style-name="P1">Sure, let's consider an example of a word embedding for a specific token in the context of a language model. Imagine we have a sentence:</text:p>
      <text:p text:style-name="P1"/>
      <text:p text:style-name="P1">"ChatGPT is a powerful language model."</text:p>
      <text:p text:style-name="P1"/>
      <text:p text:style-name="P1">Let's say we want to look at the word embedding for the token "powerful" in this context. The embedding for "powerful" would be a numerical vector of values. This vector captures the semantic and syntactic information of the word as it appears in the given sentence.</text:p>
      <text:p text:style-name="P1"/>
      <text:p text:style-name="P1">For simplicity, let's assume a hypothetical three-dimensional embedding space, although real embeddings in models like GPT-3 have much higher dimensions (e.g., 768 or 1,024 dimensions).</text:p>
      <text:p text:style-name="P1"/>
      <text:p text:style-name="P1">The embedding for "powerful" in this hypothetical three-dimensional space might look like:</text:p>
      <text:p text:style-name="P1"/>
      <text:p text:style-name="P1">embedding{"powerful"}) = [0.8, -0.5, 0.2]</text:p>
      <text:p text:style-name="P1"/>
      <text:p text:style-name="P1">These three values represent the position of the word "powerful" in the embedding space. The exact values will depend on the specific training of the language model and the context in which "powerful" <text:soft-page-break/>appears in the sentence. These values are learned during the training process and are adjusted to optimize the model's ability to predict the next word in a sequence.</text:p>
      <text:p text:style-name="P1"/>
      <text:p text:style-name="P1">Importantly, the context in which a word appears influences its embedding. If "powerful" is used in a different sentence or context, its embedding will likely be different. This contextual nature allows the model to capture the nuances of language and meaning.</text:p>
      <text:p text:style-name="P1"/>
      <text:p text:style-name="P1">Q:</text:p>
      <text:p text:style-name="P1">if the word powerful has been used in a document in multiple context, how will the embedding be done. will it have multiple embeddings to represent the multiple context</text:p>
      <text:p text:style-name="P1"/>
      <text:p text:style-name="P1">A:</text:p>
      <text:p text:style-name="P1">Yes, in models like GPT-3, the embedding for a word depends on its context within a given sequence of text. If the word "powerful" appears in multiple contexts within a document or across different documents, it will likely have different embeddings for each occurrence based on the surrounding words and the overall context.</text:p>
      <text:p text:style-name="P1"/>
      <text:p text:style-name="P1">Each occurrence of a word is treated as a separate token, and its embedding is computed based on the surrounding words in the context window. This allows the model to capture the different nuances and meanings that a word may have in different contexts.</text:p>
      <text:p text:style-name="P1"/>
      <text:p text:style-name="P1">For example, if "powerful" is used in one context where it describes a machine, the embedding might capture the context of machinery and capabilities associated with that. In another context where it describes a person, the embedding might capture qualities related to human strength or influence.</text:p>
      <text:p text:style-name="P1"/>
      <text:p text:style-name="P1">In practical terms, this means that the word "powerful" in different contexts will have different numerical representations (embeddings). The model learns to adjust these embeddings during training based on the patterns it observes in the data. This ability to generate context-specific embeddings is one of the strengths of contextualized language models like GPT-3.</text:p>
      <text:p text:style-name="P1"/>
      <text:p text:style-name="P1">Q:</text:p>
      <text:p text:style-name="P1">when a GPT model is trained on billions of words, does the trained model have a separate embedding for the billions of words/tokens it was trained in </text:p>
      <text:p text:style-name="P1"/>
      <text:p text:style-name="P1">A:</text:p>
      <text:p text:style-name="P1">In a model like GPT-3, the embedding space is shared across all the words in its vocabulary, which typically includes a large number of words and subwords. The embedding space is continuous and high-dimensional, and it's designed to capture the relationships and semantics between all the words in the model's training data.</text:p>
      <text:p text:style-name="P1"/>
      <text:p text:style-name="P1">During training, the model learns a single set of embeddings for each word or subword in its vocabulary. These embeddings are updated and fine-tuned based on the context in which the words appear in the training data. The model aims to learn a representation that allows it to predict the next word in a sequence given the context of the preceding words.</text:p>
      <text:p text:style-name="P1"/>
      <text:p text:style-name="P1">So, while there is a shared embedding space for all the words in the model's vocabulary, each word or subword in that vocabulary has its own unique set of embedding values. These embeddings are learned based on the patterns and relationships the model observes in the vast amount of training data, which often consists of billions of words from diverse sources. The shared embedding space is what enables <text:soft-page-break/>the model to generalize its understanding of language to a wide range of contexts and applications.</text:p>
      <text:p text:style-name="P1"/>
      <text:p text:style-name="P1">Q:</text:p>
      <text:p text:style-name="P1">please explain "shared embedding space" in more detail</text:p>
      <text:p text:style-name="P1"/>
      <text:p text:style-name="P1">A:</text:p>
      <text:p text:style-name="P1">The concept of a "shared embedding space" in the context of language models like GPT refers to the idea that all words in the model's vocabulary are embedded into the same continuous and high-dimensional vector space. In simpler terms, each word or subword in the model's vocabulary is represented by a vector of numerical values, and these vectors exist in the same multi-dimensional space.</text:p>
      <text:p text:style-name="P1"/>
      <text:p text:style-name="P1">Here's a more detailed explanation:</text:p>
      <text:p text:style-name="P1"/>
      <text:p text:style-name="P1">1. **Continuous Vector Space:** The embedding space is continuous, meaning that the numerical values assigned to each word are not discrete or isolated. Instead, they form a continuous space where the distance and direction between vectors convey information about the relationships between words.</text:p>
      <text:p text:style-name="P1"/>
      <text:p text:style-name="P1">2. **High-Dimensional:** The vectors are high-dimensional, often consisting of hundreds or thousands of dimensions. Each dimension in the vector captures some aspect of the word's semantics and syntactic relationships with other words. The high dimensionality allows the model to capture complex patterns and nuances in language.</text:p>
      <text:p text:style-name="P1"/>
      <text:p text:style-name="P1">3. **Shared Across Vocabulary:** The key idea is that all words and subwords in the model's vocabulary are embedded into this same shared space. This shared aspect is crucial because it allows the model to generalize its understanding of language. Words with similar meanings or usage patterns will have embeddings that are closer together in this space.</text:p>
      <text:p text:style-name="P1"/>
      <text:p text:style-name="P1">4. **Training and Fine-Tuning:** During the training process, the model adjusts the values in these embedding vectors based on its exposure to vast amounts of text data. The model learns to position words in the embedding space in a way that reflects their semantic relationships and contextual usage.</text:p>
      <text:p text:style-name="P1"/>
      <text:p text:style-name="P1">5. **Generalization:** Because the embedding space is shared, the model can generalize its understanding of language. It learns to represent words in a way that captures not only their individual meanings but also their relationships to other words. This enables the model to make predictions and generate coherent text even for words and contexts it has not seen during training.</text:p>
      <text:p text:style-name="P1"/>
      <text:p text:style-name="P1">In summary, the shared embedding space is a fundamental concept in language models, providing a way for the model to represent the vast vocabulary of words in a cohesive and generalizable manner. It allows the model to leverage the relationships between words to understand and generate human-like text across a wide range of contexts.</text:p>
      <text:p text:style-name="P1"/>
      <text:p text:style-name="P1">Q:</text:p>
      <text:p text:style-name="P1">if we simplify the embedding space to a three dimensional space, can we say that shared embedding space is when the vectors for each token <text:s/>cross each other in different axes, such as lines intersecting each other on an x and y axis etc</text:p>
      <text:p text:style-name="P1"/>
      <text:p text:style-name="P1">A:</text:p>
      <text:p text:style-name="P1">Yes, your simplification is a reasonable way to conceptualize the shared embedding space in a lower-<text:soft-page-break/>dimensional example. If we consider a three-dimensional space for simplicity, each token would be represented by a vector in that space. The shared aspect comes from the fact that all these vectors exist within the same 3D space.</text:p>
      <text:p text:style-name="P1"/>
      <text:p text:style-name="P1">In this simplified scenario:</text:p>
      <text:p text:style-name="P1"/>
      <text:p text:style-name="P1">- **Tokens as Vectors:** Each token (word or subword) is represented by a unique vector in the 3D space. The coordinates of the vector correspond to the values of its three dimensions.</text:p>
      <text:p text:style-name="P1"/>
      <text:p text:style-name="P5">- **Intersection of Axes:** The shared aspect comes into play because the vectors for different tokens exist in the same space, and they can intersect or come close to each other along different axes. For instance, two tokens with similar meanings or usage patterns might have vectors that are closer along one or more dimensions.</text:p>
      <text:p text:style-name="P5"><text:span text:style-name="T5">(</text:span><text:span text:style-name="T2">My Note: This doesn’t mean that they intersect as arrows in a space. Rather they intersect when they have the same values on some axes. Also they come colse to intersecting when they come very close to each other. This is because they are not arrow vectors but point vectors</text:span><text:span text:style-name="T5">) </text:span></text:p>
      <text:p text:style-name="P1"/>
      <text:p text:style-name="P1">- **Semantic Relationships:** The relative positions of these vectors in the 3D space capture some information about the semantic relationships between the tokens. Tokens that are semantically related might have vectors that are closer or share certain directions in the embedding space.</text:p>
      <text:p text:style-name="P1"/>
      <text:p text:style-name="P1">It's important to note that in practical models like GPT-3, the embedding space is much higher dimensional (often hundreds or thousands of dimensions), making it challenging to visualize. However, the fundamental idea remains the same: tokens are represented by vectors in a shared embedding space, and the positions of these vectors capture semantic relationships and contextual information.</text:p>
      <text:p text:style-name="P1"/>
      <text:p text:style-name="P1">Q:</text:p>
      <text:p text:style-name="P1">if we consider the 3d embedding space for simplicity, please provide 4 vector values as examples. I need to understand if all these vectors originate from zero or are spared across. also how many coordinates should there be in a 3d vector. should it be 2 values for each x, y and z axes</text:p>
      <text:p text:style-name="P1"/>
      <text:p text:style-name="P1">A:</text:p>
      <text:p text:style-name="P1">Certainly! In a simplified 3D embedding space, each vector represents a point in the space. The coordinates of this point (vector) correspond to its position along the x, y, and z axes. Let's consider four hypothetical vectors with three coordinates each:</text:p>
      <text:p text:style-name="P1"/>
      <text:p text:style-name="P1">1. Vector A: [1.5, -0.2, 0.8]</text:p>
      <text:p text:style-name="P1">2. Vector B: [-0.7, 1.0, -1.2]</text:p>
      <text:p text:style-name="P1">3. Vector C: [0.3, 0.5, 0.2]</text:p>
      <text:p text:style-name="P1">4. Vector D: [-1.0, -0.5, 1.2]</text:p>
      <text:p text:style-name="P1"/>
      <text:p text:style-name="P1">These values are entirely arbitrary and are just for illustration purposes. In a real-world scenario, these values would be learned by the model during training.</text:p>
      <text:p text:style-name="P1"/>
      <text:p text:style-name="P1">Here's what these vectors represent:</text:p>
      <text:p text:style-name="P1"/>
      <text:p text:style-name="P1">- **Coordinates:** Each vector has three coordinates, corresponding to the positions along the x, y, and z axes.</text:p>
      <text:p text:style-name="P1"/>
      <text:p text:style-name="P1"><text:soft-page-break/>- **Origin:** The origin of the space (0, 0, 0) is where all axes intersect. In this simplified example, the vectors do not necessarily originate from the origin. They could be scattered across the space based on the relationships the model learned during training.</text:p>
      <text:p text:style-name="P1"/>
      <text:p text:style-name="P1">- **Semantic Relationships:** The positions of these vectors in the space capture some aspects of the semantic relationships between the corresponding words or tokens. The closeness or directionality of vectors may indicate similarities or differences in meaning.</text:p>
      <text:p text:style-name="P1"/>
      <text:p text:style-name="P1">It's important to note that while we can easily represent three coordinates for each vector in this example, real-world embedding spaces used in models like GPT-3 have a much higher dimensionality (e.g., 768 or 1,024 dimensions). The interpretation of these dimensions becomes more complex, and visualizing them in a straightforward way is not feasible. The fundamental idea, however, remains the same: vectors represent points in a high-dimensional space, capturing semantic relationships and contextual information.</text:p>
      <text:p text:style-name="P1"/>
      <text:p text:style-name="P1">Q:</text:p>
      <text:p text:style-name="P1">do all tokens have the same dimentional vectors or do they differ per token</text:p>
      <text:p text:style-name="P1"/>
      <text:p text:style-name="P1">A:</text:p>
      <text:p text:style-name="P1">In models like GPT-3, all tokens typically have vectors of the same dimensionality. This means that the embedding space is consistent across the entire vocabulary. Each word or subword in the model's vocabulary is represented by an embedding vector, and all of these vectors share the same dimensionality.</text:p>
      <text:p text:style-name="P1"/>
      <text:p text:style-name="P1">For example, if the model has an embedding dimensionality of 768, then every token in the vocabulary, regardless of the specific word or subword it represents, will have an associated embedding vector with 768 values.</text:p>
      <text:p text:style-name="P1"/>
      <text:p text:style-name="P1">This consistency allows the model to process and learn from a wide range of words and subwords in a unified manner. It ensures that the model can generalize its understanding of language across the entire vocabulary, capturing complex relationships and patterns in the embedding space.</text:p>
      <text:p text:style-name="P1"/>
      <text:p text:style-name="P1">Q:</text:p>
      <text:p text:style-name="P1">when we are referring to vectors in llm embeddings, <text:s/>are we referring to points or arrows</text:p>
      <text:p text:style-name="P1"/>
      <text:p text:style-name="P1">A:</text:p>
      <text:p text:style-name="P1">When we refer to vectors in the context of language model embeddings, we are typically referring to mathematical vectors, which can be thought of as both points and arrows depending on the context.</text:p>
      <text:p text:style-name="P1"/>
      <text:p text:style-name="P1">1. **As Points:** In a mathematical sense, a vector can be represented as a point in space. Each point corresponds to a specific combination of coordinates (values) in the vector space. So, when we say "the vector `[1, 2, 3]`," it can be visualized as a point with coordinates (1, 2, 3).</text:p>
      <text:p text:style-name="P1"/>
      <text:p text:style-name="P1">2. **As Arrows:** Vectors can also be represented as arrows, where the direction and length of the arrow convey information about the vector. The starting point of the arrow can be considered the origin (usually [0, 0, 0]), and the arrow points to the coordinates specified by the vector. The length of the arrow represents the magnitude of the vector.</text:p>
      <text:p text:style-name="P1"/>
      <text:p text:style-name="P1">In the context of language model embeddings, the vectors are often used more abstractly. Each vector <text:soft-page-break/>represents the numerical values associated with a particular word or subword in a high-dimensional space. The direction and magnitude of the vector convey information about the relationships and meanings of words.</text:p>
      <text:p text:style-name="P1"/>
      <text:p text:style-name="P1">So, while we might talk about "the vector for a word," we are generally referring to the set of values that describe that word's position in a multi-dimensional space. Whether you visualize it as a point or an arrow depends on the mathematical interpretation you find more intuitive or useful for a given context.</text:p>
      <text:p text:style-name="P1"/>
      <text:p text:style-name="P1">Q:</text:p>
      <text:p text:style-name="P1">is the magnitude of the vector considered in llm learning </text:p>
      <text:p text:style-name="P1"/>
      <text:p text:style-name="P1">A:</text:p>
      <text:p text:style-name="P1">Yes, the magnitude (length) of vectors in language model embeddings is considered during the learning process. While the primary focus in language models like GPT (Generative Pre-trained Transformer) is often on the direction and relationships between vectors (semantic and syntactic information), the magnitude of the vectors can also play a role.</text:p>
      <text:p text:style-name="P1"/>
      <text:p text:style-name="P1">Here are a few considerations:</text:p>
      <text:p text:style-name="P1"/>
      <text:p text:style-name="P1">1. **Normalization:** In many cases, vectors are normalized during or after training. Normalization involves scaling the vector to have a unit magnitude. This can help in training stability and generalization. For example, normalizing vectors to have a unit length can ensure that the model pays more attention to the direction of the vectors rather than their absolute magnitudes.</text:p>
      <text:p text:style-name="P1"/>
      <text:p text:style-name="P1">2. **Similarity Measures:** The cosine similarity is often used to measure the similarity between vectors. It's a measure of the cosine of the angle between two vectors and is unaffected by the magnitude of the vectors. This means that even if the magnitudes of two vectors are different, their cosine similarity might still be meaningful for capturing semantic similarity.</text:p>
      <text:p text:style-name="P1"/>
      <text:p text:style-name="P1">3. **Magnitude Influence:** While normalization can mitigate the impact of magnitude, the magnitude itself can have some influence on the model's behavior. For instance, a larger magnitude might indicate a stronger emphasis on a particular word or concept.</text:p>
      <text:p text:style-name="P1"/>
      <text:p text:style-name="P1">In summary, while the primary focus in language model embeddings is on the relationships between vectors, the magnitude of vectors can be considered and normalized to some extent. The specifics can vary based on the design choices made during model development and the goals of the particular language model.</text:p>
      <text:p text:style-name="P1"/>
      <text:p text:style-name="P6">Q: </text:p>
      <text:p text:style-name="P6">difference between a vector and a unit vector</text:p>
      <text:p text:style-name="P6"/>
      <text:p text:style-name="P6">A: </text:p>
      <text:p text:style-name="P6">A vector is a mathematical object that has both magnitude and direction. It is represented by an ordered set of numbers, often written as an array or a column matrix. Vectors can be used to represent physical quantities such as displacement, velocity, force, or abstract quantities like features in a high-dimensional space.</text:p>
      <text:p text:style-name="P6"/>
      <text:p text:style-name="P7">(Is A column matrix a vector?</text:p>
      <text:p text:style-name="P6"><text:soft-page-break/><text:span text:style-name="T1">If a matrix has only one row or only one column it is called a vector. A matrix having only one row is called a row vector. is a row vector because it has only one row. A matrix having only one column is called a column vector.)</text:span> </text:p>
      <text:p text:style-name="P6"><text:span text:style-name="T1">Source: from a Google search</text:span></text:p>
      <text:p text:style-name="P6"><text:span text:style-name="T1"/></text:p>
      <text:p text:style-name="P6">On the other hand, a unit vector is a vector with a magnitude of 1. It is often denoted by a hat symbol, such as “<text:span text:style-name="T4">v^” (v hat)</text:span>. The process of creating a unit vector from a given vector involves dividing each component of the vector by its magnitude.</text:p>
      <text:p text:style-name="P6"/>
      <text:p text:style-name="P6">Mathematically, if you have a vector v = [v_1, v_2, …., v_n], the corresponding unit vector “<text:span text:style-name="T3">v^”</text:span> is calculated as:</text:p>
      <text:p text:style-name="P6"/>
      <text:p text:style-name="P6"><text:span text:style-name="T3">v^</text:span> = <text:span text:style-name="T3">v / </text:span>|<text:span text:style-name="T3">|v||</text:span></text:p>
      <text:p text:style-name="P6"/>
      <text:p text:style-name="P6">where <text:span text:style-name="T3">||v||</text:span> is the magnitude (length) of the vector “<text:span text:style-name="T3">v”</text:span>.</text:p>
      <text:p text:style-name="P6"/>
      <text:p text:style-name="P6">Key differences:</text:p>
      <text:p text:style-name="P6"/>
      <text:p text:style-name="P6">1. **Magnitude:**</text:p>
      <text:p text:style-name="P6"><text:s text:c="3"/>- A vector can have any magnitude, including zero or a non-unit value.</text:p>
      <text:p text:style-name="P6"><text:s text:c="3"/>- A unit vector, by definition, has a magnitude of 1.</text:p>
      <text:p text:style-name="P6"/>
      <text:p text:style-name="P6">2. **Representation:**</text:p>
      <text:p text:style-name="P6"><text:s text:c="3"/>- Vectors are represented by arrays or matrices of numbers.</text:p>
      <text:p text:style-name="P6"><text:s text:c="3"/>- Unit vectors are a specific type of vector, represented in a normalized form, with a magnitude of 1.</text:p>
      <text:p text:style-name="P6"/>
      <text:p text:style-name="P6">3. **Notation:**</text:p>
      <text:p text:style-name="P6"><text:s text:c="3"/>- A vector is typically denoted by a boldface letter (e.g., <text:span text:style-name="T3">v</text:span>).</text:p>
      <text:p text:style-name="P6"><text:s text:c="3"/>- A unit vector is often denoted with a hat symbol (e.g., <text:span text:style-name="T3">v^</text:span>).</text:p>
      <text:p text:style-name="P6"/>
      <text:p text:style-name="P6">Unit vectors are particularly useful in various mathematical and physical contexts, including in vector operations, coordinate systems, and expressing directions. They simplify calculations involving vectors and are commonly used in linear algebra and physics.</text:p>
      <text:p text:style-name="P6"/>
      <text:p text:style-name="P6">Q:</text:p>
      <text:p text:style-name="P6">lets say a vector of x and y values has a magnitude "a". is a unit vector created by deviding both the x and y values seperately by the magnitude a and get a reduced x and y values</text:p>
      <text:p text:style-name="P6"/>
      <text:p text:style-name="P6">A:</text:p>
      <text:p text:style-name="P6">Yes, that's correct. To create a unit vector from a vector with (x) and (y) values (let's call it v = [x, y]) that has a magnitude (a), you can normalize each component by dividing it by the magnitude (a). The resulting vector will have a magnitude of 1 and is considered a unit vector.</text:p>
      <text:p text:style-name="P6"/>
      <text:p text:style-name="P6">Mathematically, if v = [x, y] has a magnitude (a), then the corresponding unit vector v^ would be:</text:p>
      <text:p text:style-name="P6"/>
      <text:p text:style-name="P6">v^ = [x/a, y/a]</text:p>
      <text:p text:style-name="P6"/>
      <text:p text:style-name="P6">This operation ensures that the magnitude of v^ is 1:</text:p>
      <text:p text:style-name="P6"/>
      <text:p text:style-name="P6"><text:soft-page-break/>v^ = sqrt{(x/a)^2 + y/a)^2} = 1/a * sqrt{x^2 + y^2} = 1</text:p>
      <text:p text:style-name="P6"/>
      <text:p text:style-name="P6">So, dividing each component of the original vector by its magnitude effectively scales the vector down to a unit vector while preserving its direction.</text:p>
      <text:p text:style-name="P6"/>
      <text:p text:style-name="P9">Additional clarifications</text:p>
      <text:p text:style-name="P9"/>
      <text:p text:style-name="P8">Q:</text:p>
      <text:p text:style-name="P8">when the word "powerful" is embedded into a vector in training ChatGPT across billions of words, does the vector for word "powerful" capture all its relationships and semantics and create one vector or does that word powerful appear in the form of multiple vectors representing it when used in different relationships contexts. </text:p>
      <text:p text:style-name="P8"/>
      <text:p text:style-name="P8">A:</text:p>
      <text:p text:style-name="P8">In language models like ChatGPT, the embedding for a word like "powerful" is context-dependent. When the model processes the word "powerful" in different contexts or relationships, it may generate different embeddings for each occurrence of the word. Each occurrence of a word is treated as a separate token, and its embedding is determined by the surrounding context.</text:p>
      <text:p text:style-name="P8"/>
      <text:p text:style-name="P8">So, if "powerful" appears in various contexts across the training data, the model will learn different embeddings for each instance of the word based on the context in which it appears. The idea is that the embedding should capture the nuances and semantics specific to each context.</text:p>
      <text:p text:style-name="P8"/>
      <text:p text:style-name="P8">This context-dependent nature is a key feature of large language models. It allows them to understand and generate text that is sensitive to the surrounding context, providing a more nuanced and contextually appropriate representation of words. The shared embedding space enables the model to generalize across different contexts while adapting its representations based on the specific usage patterns it observes during training.</text:p>
      <text:p text:style-name="P8"><text:s/></text:p>
      <text:p text:style-name="P8">Q:</text:p>
      <text:p text:style-name="P8">does it mean that the word powerful will have multiple vectors which will be represented by multiple tokens based on its context at different uses cases</text:p>
      <text:p text:style-name="P8"/>
      <text:p text:style-name="P8">A:</text:p>
      <text:p text:style-name="P8">Yes, that's correct. In the context of language models like ChatGPT, the word "powerful" (or any other word) can indeed have multiple embeddings or vectors, and each of these embeddings corresponds to a specific context in which the word is used. In other words, the model generates a unique vector for each occurrence of the word based on the surrounding context.</text:p>
      <text:p text:style-name="P8"/>
      <text:p text:style-name="P8">Each instance of the word "powerful" in different contexts is treated as a separate token during the training process, and the model learns to generate embeddings that capture the nuances and semantics specific to that context. This context-dependent representation is one of the key strengths of large language models, as it allows them to understand and generate diverse and contextually appropriate language.</text:p>
      <text:p text:style-name="P8"/>
      <text:p text:style-name="P8">So, when the word "powerful" is used in various ways or in different relationships across the training data, the model adapts its embeddings to reflect the variations in meaning and usage. These embeddings are then used during inference to generate responses that are contextually relevant.</text:p>
      <text:p text:style-name="P8"/>
      <text:p text:style-name="P8"><text:soft-page-break/>Q:</text:p>
      <text:p text:style-name="P8">if the word "is" is used 100 times in a document, will it have 100 seperate tokens, or will it be reduced if the word "is" is used in the same context in some cases. </text:p>
      <text:p text:style-name="P8"/>
      <text:p text:style-name="P8">A:</text:p>
      <text:p text:style-name="P8">In typical natural language processing and language models, the word "is" will usually be treated as a single token, regardless of how many times it appears in a document. Tokens are the basic units of text that the model processes, and they are often defined by the tokenizer used during preprocessing.</text:p>
      <text:p text:style-name="P8"/>
      <text:p text:style-name="P8">If the word "is" appears 100 times in a document, and it is used in the same context each time, it will generally result in 100 separate tokens. Each instance of the word "is" will be treated as a distinct token, even if they share the same spelling and are used in similar grammatical contexts.</text:p>
      <text:p text:style-name="P8"/>
      <text:p text:style-name="P8">However, if the tokenizer employs techniques like subword tokenization or other methods that take context into account, it might tokenize words differently depending on the surrounding context. This could result in variations in tokenization for the same word used in different contexts, but within the same context, the same word will typically be represented as the same token.</text:p>
      <text:p text:style-name="P8"/>
      <text:p text:style-name="P8">In summary, tokenization is influenced by the specific tokenizer used and its settings, but in standard practice, the same word in the same context is generally represented as a single token.</text:p>
      <text:p text:style-name="P8"/>
      <text:p text:style-name="P8">Q:</text:p>
      <text:p text:style-name="P8"/>
      <text:p text:style-name="P8"/>
      <text:p text:style-name="P8">A:</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14T00:50:31.800000000</dc:date>
    <meta:editing-duration>PT42M31S</meta:editing-duration>
    <meta:editing-cycles>6</meta:editing-cycles>
    <meta:generator>LibreOffice/7.2.7.2$Windows_X86_64 LibreOffice_project/8d71d29d553c0f7dcbfa38fbfda25ee34cce99a2</meta:generator>
    <meta:document-statistic meta:table-count="0" meta:image-count="0" meta:object-count="0" meta:page-count="9" meta:paragraph-count="145" meta:word-count="3801" meta:character-count="23093" meta:non-whitespace-character-count="19406"/>
  </office:meta>
</office:document-meta>
</file>